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327" officeooo:paragraph-rsid="0005e3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d parameters:</text:p>
      <text:p text:style-name="P1">Testing image.</text:p>
      <text:p text:style-name="P1">Light pattern file.</text:p>
      <text:p text:style-name="P1">Lighting method.</text:p>
      <text:p text:style-name="P1">Filtering algorithm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05:50:39.430430071</meta:creation-date>
    <dc:date>2022-08-15T05:57:36.924960343</dc:date>
    <meta:editing-duration>PT6M58S</meta:editing-duration>
    <meta:editing-cycles>1</meta:editing-cycles>
    <meta:document-statistic meta:table-count="0" meta:image-count="0" meta:object-count="0" meta:page-count="1" meta:paragraph-count="5" meta:word-count="11" meta:character-count="89" meta:non-whitespace-character-count="83"/>
    <meta:generator>LibreOffice/7.0.5.2$Linux_X86_64 LibreOffice_project/64390860c6cd0aca4beafafcfd84613dd9dfb63a</meta:generator>
  </office:meta>
</office:document-meta>
</file>